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OpenSymbol" style:font-charset="x-symbol" svg:font-family="OpenSymbol" style:font-family-generic="system"/>
    <style:font-face style:name="SFMono-Regular, Consolas, 'Libe" svg:font-family="SFMono-Regular, Consolas, 'Libe" style:font-family-generic="system"/>
    <style:font-face style:name="Source Code Pro" svg:font-family="Source Code Pro" style:font-family-generic="system"/>
    <style:font-face style:name="apple-system, 'SF UI Text', Ari" svg:font-family="apple-system, 'SF UI Text', Ari" style:font-family-generic="system"/>
    <style:font-face style:name="apple-system, BlinkMacSystemFon" svg:font-family="apple-system, BlinkMacSystemFon" style:font-family-generic="system"/>
    <style:font-face style:name="Menlo, Monaco, Consolas, 'Andal" svg:font-family="Menlo, Monaco, Consolas, 'Andal" style:font-family-generic="system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ED1C24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color="#ED1C24" fo:font-size="14pt" style:font-size-asian="14pt" style:font-size-complex="14pt"/>
    </style:style>
    <style:style style:name="T3" style:parent-style-name="SourceText" style:family="text">
      <style:text-properties style:font-name="SFMono-Regular, Consolas, 'Libe" fo:color="#171717" fo:font-size="9.5pt" style:font-size-asian="9.5pt"/>
    </style:style>
    <style:style style:name="T4" style:parent-style-name="SourceText" style:family="text">
      <style:text-properties style:font-name="SFMono-Regular, Consolas, 'Libe" fo:color="#171717" fo:font-size="9.5pt" style:font-size-asian="9.5pt"/>
    </style:style>
    <style:style style:name="P5" style:parent-style-name="Textbody" style:family="paragraph">
      <style:paragraph-properties fo:margin-bottom="0in"/>
    </style:style>
    <style:style style:name="T6" style:parent-style-name="SourceText" style:family="text">
      <style:text-properties style:font-name="SFMono-Regular, Consolas, 'Libe" fo:color="#171717" fo:font-size="9.5pt" style:font-size-asian="9.5pt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T9" style:parent-style-name="SourceText" style:family="text">
      <style:text-properties style:font-name="SFMono-Regular, Consolas, 'Libe" fo:color="#171717" fo:font-size="9.5pt" style:font-size-asian="9.5pt"/>
    </style:style>
    <style:style style:name="T10" style:parent-style-name="SourceText" style:family="text">
      <style:text-properties style:font-name="SFMono-Regular, Consolas, 'Libe" fo:color="#171717" fo:font-size="9.5pt" style:font-size-asian="9.5pt"/>
    </style:style>
    <style:style style:name="T11" style:parent-style-name="SourceText" style:family="text">
      <style:text-properties style:font-name="SFMono-Regular, Consolas, 'Libe" fo:color="#171717" fo:font-size="9.5pt" style:font-size-asian="9.5pt"/>
    </style:style>
    <style:style style:name="P12" style:parent-style-name="Textbody" style:family="paragraph">
      <style:paragraph-properties fo:margin-bottom="0in"/>
    </style:style>
    <style:style style:name="T13" style:parent-style-name="SourceText" style:family="text">
      <style:text-properties style:font-name="SFMono-Regular, Consolas, 'Libe" fo:color="#171717" fo:font-size="9.5pt" style:font-size-asian="9.5pt"/>
    </style:style>
    <style:style style:name="T14" style:parent-style-name="默认段落字体" style:family="text">
      <style:text-properties style:font-name="Source Code Pro" fo:color="#000000" fo:font-size="10.5pt" style:font-size-asian="10.5pt"/>
    </style:style>
    <style:style style:name="T15" style:parent-style-name="默认段落字体" style:family="text">
      <style:text-properties style:font-name="Source Code Pro" fo:color="#000000" fo:font-size="10.5pt" style:font-size-asian="10.5pt"/>
    </style:style>
    <style:style style:name="T16" style:parent-style-name="默认段落字体" style:family="text">
      <style:text-properties style:font-name="Source Code Pro" fo:color="#000000" fo:font-size="10.5pt" style:font-size-asian="10.5pt"/>
    </style:style>
    <style:style style:name="T17" style:parent-style-name="默认段落字体" style:family="text">
      <style:text-properties style:font-name="Source Code Pro" fo:color="#000000" fo:font-size="10.5pt" style:font-size-asian="10.5pt"/>
    </style:style>
    <style:style style:name="T18" style:parent-style-name="默认段落字体" style:family="text">
      <style:text-properties style:font-name="Source Code Pro" fo:color="#000000" fo:font-size="10.5pt" style:font-size-asian="10.5pt"/>
    </style:style>
    <style:style style:name="T19" style:parent-style-name="默认段落字体" style:family="text">
      <style:text-properties style:font-name="Source Code Pro" style:font-name-asian="apple-system, 'SF UI Text', Ari" fo:color="#4D4D4D"/>
    </style:style>
    <style:style style:name="T20" style:parent-style-name="默认段落字体" style:family="text">
      <style:text-properties style:font-name="apple-system, 'SF UI Text', Ari" fo:color="#4D4D4D"/>
    </style:style>
    <style:style style:name="T21" style:parent-style-name="默认段落字体" style:family="text">
      <style:text-properties style:font-name="Source Code Pro" style:font-name-asian="apple-system, 'SF UI Text', Ari" fo:color="#4D4D4D"/>
    </style:style>
    <style:style style:name="T22" style:parent-style-name="默认段落字体" style:family="text">
      <style:text-properties style:font-name="apple-system, 'SF UI Text', Ari" fo:color="#4D4D4D"/>
    </style:style>
    <style:style style:name="T23" style:parent-style-name="默认段落字体" style:family="text">
      <style:text-properties style:font-name="Source Code Pro" style:font-name-asian="apple-system, 'SF UI Text', Ari" fo:color="#4D4D4D"/>
    </style:style>
    <style:style style:name="T24" style:parent-style-name="默认段落字体" style:family="text">
      <style:text-properties style:font-name="apple-system, 'SF UI Text', Ari" fo:color="#4D4D4D"/>
    </style:style>
    <style:style style:name="T25" style:parent-style-name="默认段落字体" style:family="text">
      <style:text-properties style:font-name="Source Code Pro" style:font-name-asian="apple-system, 'SF UI Text', Ari" fo:color="#4D4D4D"/>
    </style:style>
    <style:style style:name="T26" style:parent-style-name="默认段落字体" style:family="text">
      <style:text-properties style:font-name="apple-system, 'SF UI Text', Ari" fo:color="#4D4D4D"/>
    </style:style>
    <style:style style:name="T27" style:parent-style-name="默认段落字体" style:family="text">
      <style:text-properties style:font-name="Source Code Pro" style:font-name-asian="apple-system, 'SF UI Text', Ari" fo:color="#4D4D4D"/>
    </style:style>
    <style:style style:name="T28" style:parent-style-name="默认段落字体" style:family="text">
      <style:text-properties style:font-name="apple-system, 'SF UI Text', Ari" fo:color="#4D4D4D"/>
    </style:style>
    <style:style style:name="T29" style:parent-style-name="默认段落字体" style:family="text">
      <style:text-properties style:font-name="Source Code Pro" fo:color="#000000" fo:font-size="10.5pt" style:font-size-asian="10.5pt"/>
    </style:style>
    <style:style style:name="T30" style:parent-style-name="默认段落字体" style:family="text">
      <style:text-properties style:font-name="Source Code Pro" style:font-name-asian="apple-system, 'SF UI Text', Ari" fo:color="#4D4D4D"/>
    </style:style>
    <style:style style:name="T31" style:parent-style-name="默认段落字体" style:family="text">
      <style:text-properties style:font-name="Source Code Pro" style:font-name-asian="apple-system, 'SF UI Text', Ari" fo:color="#000000"/>
    </style:style>
    <style:style style:name="T32" style:parent-style-name="默认段落字体" style:family="text">
      <style:text-properties style:font-name="Source Code Pro" style:font-name-asian="apple-system, 'SF UI Text', Ari" fo:color="#000000"/>
    </style:style>
    <style:style style:name="T33" style:parent-style-name="默认段落字体" style:family="text">
      <style:text-properties style:font-name="Source Code Pro" style:font-name-asian="apple-system, 'SF UI Text', Ari" fo:color="#000000"/>
    </style:style>
    <style:style style:name="T34" style:parent-style-name="默认段落字体" style:family="text">
      <style:text-properties style:font-name="Source Code Pro" style:font-name-asian="apple-system, 'SF UI Text', Ari" fo:color="#000000"/>
    </style:style>
    <style:style style:name="T35" style:parent-style-name="默认段落字体" style:family="text">
      <style:text-properties style:font-name="Source Code Pro" style:font-name-asian="apple-system, 'SF UI Text', Ari" fo:color="#000000"/>
    </style:style>
    <style:style style:name="T36" style:parent-style-name="默认段落字体" style:family="text">
      <style:text-properties style:font-name="Source Code Pro" style:font-name-asian="apple-system, 'SF UI Text', Ari" fo:color="#000000"/>
    </style:style>
    <style:style style:name="T37" style:parent-style-name="默认段落字体" style:family="text">
      <style:text-properties style:font-name="apple-system, 'SF UI Text', Ari" style:font-name-asian="apple-system, 'SF UI Text', Ari" fo:color="#000000"/>
    </style:style>
    <style:style style:name="T38" style:parent-style-name="默认段落字体" style:family="text">
      <style:text-properties style:font-name="Source Code Pro" style:font-name-asian="apple-system, 'SF UI Text', Ari" fo:color="#000000"/>
    </style:style>
    <style:style style:name="T39" style:parent-style-name="默认段落字体" style:family="text">
      <style:text-properties style:font-name="Source Code Pro" style:font-name-asian="apple-system, 'SF UI Text', Ari" fo:color="#000000"/>
    </style:style>
    <style:style style:name="T40" style:parent-style-name="默认段落字体" style:family="text">
      <style:text-properties style:font-name="Source Code Pro" style:font-name-asian="apple-system, 'SF UI Text', Ari" fo:color="#000000"/>
    </style:style>
    <style:style style:name="T41" style:parent-style-name="默认段落字体" style:family="text">
      <style:text-properties style:font-name="apple-system, 'SF UI Text', Ari" style:font-name-asian="apple-system, 'SF UI Text', Ari" fo:color="#000000"/>
    </style:style>
    <style:style style:name="T42" style:parent-style-name="默认段落字体" style:family="text">
      <style:text-properties style:font-name="Source Code Pro" style:font-name-asian="apple-system, 'SF UI Text', Ari" fo:color="#000000"/>
    </style:style>
    <style:style style:name="T43" style:parent-style-name="默认段落字体" style:family="text">
      <style:text-properties fo:color="#000000"/>
    </style:style>
    <style:style style:name="T44" style:parent-style-name="默认段落字体" style:family="text">
      <style:text-properties style:font-name="Source Code Pro" fo:color="#000000" fo:font-size="10.5pt" style:font-size-asian="10.5pt"/>
    </style:style>
    <style:style style:name="T45" style:parent-style-name="默认段落字体" style:family="text">
      <style:text-properties style:font-name="Source Code Pro" fo:color="#000000" fo:font-size="10.5pt" style:font-size-asian="10.5pt"/>
    </style:style>
    <style:style style:name="T46" style:parent-style-name="默认段落字体" style:family="text">
      <style:text-properties style:font-name="Source Code Pro" fo:color="#000000" fo:font-size="10.5pt" style:font-size-asian="10.5pt"/>
    </style:style>
    <style:style style:name="T47" style:parent-style-name="默认段落字体" style:family="text">
      <style:text-properties style:font-name="Source Code Pro" fo:color="#000000" fo:font-size="10.5pt" style:font-size-asian="10.5pt"/>
    </style:style>
    <style:style style:name="P48" style:parent-style-name="Standard" style:family="paragraph">
      <style:text-properties style:font-name="Source Code Pro" fo:color="#000000" fo:font-size="10.5pt" style:font-size-asian="10.5pt"/>
    </style:style>
    <style:style style:name="P49" style:parent-style-name="Standard" style:family="paragraph">
      <style:text-properties style:font-name="Source Code Pro" fo:color="#999999" fo:font-size="10.5pt" style:font-size-asian="10.5pt"/>
    </style:style>
    <style:style style:name="P50" style:parent-style-name="Standard" style:family="paragraph">
      <style:text-properties style:font-name="Source Code Pro" fo:color="#999999" fo:font-size="10.5pt" style:font-size-asian="10.5pt"/>
    </style:style>
    <style:style style:name="P51" style:parent-style-name="Standard" style:family="paragraph">
      <style:text-properties style:font-name="Liberation Mono" style:font-name-asian="Liberation Mono" fo:font-weight="bold" style:font-weight-asian="bold" style:font-weight-complex="bold" fo:color="#ED1C24" fo:font-size="14pt" style:font-size-asian="14pt" style:font-size-complex="14pt"/>
    </style:style>
    <style:style style:name="P52" style:parent-style-name="Standard" style:family="paragraph">
      <style:text-properties style:font-name="Liberation Mono" style:font-name-asian="Liberation Mono" fo:font-weight="bold" style:font-weight-asian="bold" style:font-weight-complex="bold" fo:color="#ED1C24" fo:font-size="14pt" style:font-size-asian="14pt" style:font-size-complex="14pt"/>
    </style:style>
    <style:style style:name="T53" style:parent-style-name="默认段落字体" style:family="text">
      <style:text-properties style:font-name="Source Code Pro" style:font-name-asian="apple-system, BlinkMacSystemFon" fo:color="#000000" fo:font-size="10.5pt" style:font-size-asian="10.5pt" style:font-size-complex="10.5pt"/>
    </style:style>
    <style:style style:name="T54" style:parent-style-name="默认段落字体" style:family="text">
      <style:text-properties style:font-name="Source Code Pro" style:font-name-asian="apple-system, BlinkMacSystemFon" fo:color="#000000" fo:font-size="10.5pt" style:font-size-asian="10.5pt" style:font-size-complex="10.5pt"/>
    </style:style>
    <style:style style:name="T55" style:parent-style-name="默认段落字体" style:family="text">
      <style:text-properties style:font-name="Source Code Pro" style:font-name-asian="apple-system, BlinkMacSystemFon" fo:color="#000000" fo:font-size="10.5pt" style:font-size-asian="10.5pt" style:font-size-complex="10.5pt"/>
    </style:style>
    <style:style style:name="T56" style:parent-style-name="默认段落字体" style:family="text">
      <style:text-properties style:font-name="apple-system, BlinkMacSystemFon" fo:color="#000000" fo:font-size="10.5pt" style:font-size-asian="10.5pt" style:font-size-complex="10.5pt"/>
    </style:style>
    <style:style style:name="P57" style:parent-style-name="PreformattedText" style:family="paragraph">
      <style:paragraph-properties fo:background-color="#F6F6F6"/>
    </style:style>
    <style:style style:name="T58" style:parent-style-name="SourceText" style:family="text">
      <style:text-properties style:font-name="Menlo, Monaco, Consolas, 'Andal" fo:color="#0084FF" fo:font-size="14pt" style:font-size-asian="14pt"/>
    </style:style>
    <style:style style:name="T59" style:parent-style-name="SourceText" style:family="text">
      <style:text-properties style:font-name="Menlo, Monaco, Consolas, 'Andal" fo:color="#121212" fo:font-size="14pt" style:font-size-asian="14pt"/>
    </style:style>
    <style:style style:name="P60" style:parent-style-name="PreformattedText" style:family="paragraph">
      <style:paragraph-properties fo:background-color="#F6F6F6"/>
    </style:style>
    <style:style style:name="T61" style:parent-style-name="SourceText" style:family="text">
      <style:text-properties style:font-name="Menlo, Monaco, Consolas, 'Andal" fo:color="#121212" fo:font-size="14pt" style:font-size-asian="14pt"/>
    </style:style>
    <style:style style:name="P62" style:parent-style-name="Textbody" style:family="paragraph">
      <style:text-properties style:font-name-asian="apple-system, BlinkMacSystemFon" fo:font-weight="bold" style:font-weight-asian="bold" fo:color="#121212" fo:font-size="14pt" style:font-size-asian="14pt"/>
    </style:style>
    <style:style style:name="P63" style:parent-style-name="Textbody" style:family="paragraph">
      <style:text-properties style:font-name-asian="apple-system, BlinkMacSystemFon" fo:font-weight="bold" style:font-weight-asian="bold" fo:color="#121212" fo:font-size="14pt" style:font-size-asian="14pt"/>
    </style:style>
    <style:style style:name="T64" style:parent-style-name="默认段落字体" style:family="text">
      <style:text-properties style:font-name-asian="apple-system, BlinkMacSystemFon" fo:font-weight="bold" style:font-weight-asian="bold" fo:color="#121212" fo:font-size="14pt" style:font-size-asian="14pt"/>
    </style:style>
    <style:style style:name="T65" style:parent-style-name="默认段落字体" style:family="text">
      <style:text-properties style:font-name-asian="apple-system, BlinkMacSystemFon" fo:font-weight="bold" style:font-weight-asian="bold" fo:color="#121212" fo:font-size="14pt" style:font-size-asian="14pt"/>
    </style:style>
    <style:style style:name="T66" style:parent-style-name="默认段落字体" style:family="text">
      <style:text-properties style:font-name-asian="apple-system, BlinkMacSystemFon" fo:font-weight="bold" style:font-weight-asian="bold" fo:color="#121212" fo:font-size="14pt" style:font-size-asian="14pt"/>
    </style:style>
    <style:style style:name="T67" style:parent-style-name="默认段落字体" style:family="text">
      <style:text-properties style:font-name="apple-system, BlinkMacSystemFon" fo:font-weight="bold" style:font-weight-asian="bold" fo:color="#121212" fo:font-size="14pt" style:font-size-asian="14pt"/>
    </style:style>
    <style:style style:name="T68" style:parent-style-name="默认段落字体" style:family="text">
      <style:text-properties style:font-name-asian="apple-system, BlinkMacSystemFon" fo:color="#121212" fo:font-size="14pt" style:font-size-asian="14pt"/>
    </style:style>
    <style:style style:name="T69" style:parent-style-name="默认段落字体" style:family="text">
      <style:text-properties style:font-name="apple-system, BlinkMacSystemFon" fo:color="#121212" fo:font-size="14pt" style:font-size-asian="14pt"/>
    </style:style>
    <style:style style:name="P70" style:parent-style-name="PreformattedText" style:family="paragraph">
      <style:paragraph-properties fo:background-color="#F6F6F6"/>
    </style:style>
    <style:style style:name="T71" style:parent-style-name="SourceText" style:family="text">
      <style:text-properties fo:color="#121212"/>
    </style:style>
    <style:style style:name="T72" style:parent-style-name="SourceText" style:family="text">
      <style:text-properties style:font-name="Menlo, Monaco, Consolas, 'Andal" fo:font-style="italic" style:font-style-asian="italic" fo:color="#999999" fo:font-size="14pt" style:font-size-asian="14pt"/>
    </style:style>
    <style:style style:name="T73" style:parent-style-name="SourceText" style:family="text">
      <style:text-properties style:font-name="Menlo, Monaco, Consolas, 'Andal" fo:font-style="italic" style:font-style-asian="italic" fo:color="#999999" fo:font-size="14pt" style:font-size-asian="14pt"/>
    </style:style>
    <style:style style:name="P74" style:parent-style-name="PreformattedText" style:family="paragraph">
      <style:paragraph-properties fo:background-color="#F6F6F6"/>
    </style:style>
    <style:style style:name="T75" style:parent-style-name="SourceText" style:family="text">
      <style:text-properties fo:color="#121212"/>
    </style:style>
    <style:style style:name="T76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77" style:parent-style-name="SourceText" style:family="text">
      <style:text-properties style:font-name="Menlo, Monaco, Consolas, 'Andal" fo:color="#121212" fo:font-size="14pt" style:font-size-asian="14pt"/>
    </style:style>
    <style:style style:name="T78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79" style:parent-style-name="SourceText" style:family="text">
      <style:text-properties style:font-name="Menlo, Monaco, Consolas, 'Andal" fo:color="#121212" fo:font-size="14pt" style:font-size-asian="14pt"/>
    </style:style>
    <style:style style:name="P80" style:parent-style-name="PreformattedText" style:family="paragraph">
      <style:paragraph-properties fo:background-color="#F6F6F6"/>
    </style:style>
    <style:style style:name="T81" style:parent-style-name="SourceText" style:family="text">
      <style:text-properties fo:color="#121212"/>
    </style:style>
    <style:style style:name="T82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83" style:parent-style-name="SourceText" style:family="text">
      <style:text-properties style:font-name="Menlo, Monaco, Consolas, 'Andal" fo:color="#121212" fo:font-size="14pt" style:font-size-asian="14pt"/>
    </style:style>
    <style:style style:name="T84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85" style:parent-style-name="SourceText" style:family="text">
      <style:text-properties style:font-name="Menlo, Monaco, Consolas, 'Andal" fo:color="#121212" fo:font-size="14pt" style:font-size-asian="14pt"/>
    </style:style>
    <style:style style:name="T86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87" style:parent-style-name="SourceText" style:family="text">
      <style:text-properties style:font-name="Menlo, Monaco, Consolas, 'Andal" fo:font-weight="bold" style:font-weight-asian="bold" fo:color="#175199" fo:font-size="14pt" style:font-size-asian="14pt"/>
    </style:style>
    <style:style style:name="T88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89" style:parent-style-name="SourceText" style:family="text">
      <style:text-properties style:font-name="Menlo, Monaco, Consolas, 'Andal" fo:color="#121212" fo:font-size="14pt" style:font-size-asian="14pt"/>
    </style:style>
    <style:style style:name="P90" style:parent-style-name="PreformattedText" style:family="paragraph">
      <style:paragraph-properties fo:background-color="#F6F6F6"/>
    </style:style>
    <style:style style:name="T91" style:parent-style-name="SourceText" style:family="text">
      <style:text-properties fo:color="#121212"/>
    </style:style>
    <style:style style:name="P92" style:parent-style-name="PreformattedText" style:family="paragraph">
      <style:paragraph-properties fo:background-color="#F6F6F6"/>
    </style:style>
    <style:style style:name="T93" style:parent-style-name="SourceText" style:family="text">
      <style:text-properties fo:color="#121212"/>
    </style:style>
    <style:style style:name="T94" style:parent-style-name="SourceText" style:family="text">
      <style:text-properties style:font-name="Menlo, Monaco, Consolas, 'Andal" fo:font-style="italic" style:font-style-asian="italic" fo:color="#999999" fo:font-size="14pt" style:font-size-asian="14pt"/>
    </style:style>
    <style:style style:name="P95" style:parent-style-name="PreformattedText" style:family="paragraph">
      <style:paragraph-properties fo:background-color="#F6F6F6"/>
    </style:style>
    <style:style style:name="T96" style:parent-style-name="SourceText" style:family="text">
      <style:text-properties fo:color="#121212"/>
    </style:style>
    <style:style style:name="T97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98" style:parent-style-name="SourceText" style:family="text">
      <style:text-properties style:font-name="Menlo, Monaco, Consolas, 'Andal" fo:color="#121212" fo:font-size="14pt" style:font-size-asian="14pt"/>
    </style:style>
    <style:style style:name="T99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00" style:parent-style-name="SourceText" style:family="text">
      <style:text-properties style:font-name="Menlo, Monaco, Consolas, 'Andal" fo:color="#121212" fo:font-size="14pt" style:font-size-asian="14pt"/>
    </style:style>
    <style:style style:name="P101" style:parent-style-name="PreformattedText" style:family="paragraph">
      <style:paragraph-properties fo:background-color="#F6F6F6"/>
    </style:style>
    <style:style style:name="T102" style:parent-style-name="SourceText" style:family="text">
      <style:text-properties fo:color="#121212"/>
    </style:style>
    <style:style style:name="T103" style:parent-style-name="SourceText" style:family="text">
      <style:text-properties fo:color="#121212"/>
    </style:style>
    <style:style style:name="T104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05" style:parent-style-name="SourceText" style:family="text">
      <style:text-properties style:font-name="Menlo, Monaco, Consolas, 'Andal" fo:color="#121212" fo:font-size="14pt" style:font-size-asian="14pt"/>
    </style:style>
    <style:style style:name="T106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07" style:parent-style-name="SourceText" style:family="text">
      <style:text-properties style:font-name="Menlo, Monaco, Consolas, 'Andal" fo:color="#121212" fo:font-size="14pt" style:font-size-asian="14pt"/>
    </style:style>
    <style:style style:name="P108" style:parent-style-name="PreformattedText" style:family="paragraph">
      <style:paragraph-properties fo:background-color="#F6F6F6"/>
    </style:style>
    <style:style style:name="T109" style:parent-style-name="SourceText" style:family="text">
      <style:text-properties fo:color="#121212"/>
    </style:style>
    <style:style style:name="T110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11" style:parent-style-name="SourceText" style:family="text">
      <style:text-properties style:font-name="Menlo, Monaco, Consolas, 'Andal" fo:color="#121212" fo:font-size="14pt" style:font-size-asian="14pt"/>
    </style:style>
    <style:style style:name="T112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13" style:parent-style-name="SourceText" style:family="text">
      <style:text-properties style:font-name="Menlo, Monaco, Consolas, 'Andal" fo:color="#121212" fo:font-size="14pt" style:font-size-asian="14pt"/>
    </style:style>
    <style:style style:name="T114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15" style:parent-style-name="SourceText" style:family="text">
      <style:text-properties style:font-name="Menlo, Monaco, Consolas, 'Andal" fo:font-weight="bold" style:font-weight-asian="bold" fo:color="#175199" fo:font-size="14pt" style:font-size-asian="14pt"/>
    </style:style>
    <style:style style:name="T116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17" style:parent-style-name="SourceText" style:family="text">
      <style:text-properties style:font-name="Menlo, Monaco, Consolas, 'Andal" fo:color="#121212" fo:font-size="14pt" style:font-size-asian="14pt"/>
    </style:style>
    <style:style style:name="P118" style:parent-style-name="PreformattedText" style:family="paragraph">
      <style:paragraph-properties fo:background-color="#F6F6F6"/>
    </style:style>
    <style:style style:name="T119" style:parent-style-name="SourceText" style:family="text">
      <style:text-properties fo:color="#121212"/>
    </style:style>
    <style:style style:name="T120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21" style:parent-style-name="SourceText" style:family="text">
      <style:text-properties style:font-name="Menlo, Monaco, Consolas, 'Andal" fo:color="#121212" fo:font-size="14pt" style:font-size-asian="14pt"/>
    </style:style>
    <style:style style:name="T122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23" style:parent-style-name="SourceText" style:family="text">
      <style:text-properties style:font-name="Menlo, Monaco, Consolas, 'Andal" fo:color="#121212" fo:font-size="14pt" style:font-size-asian="14pt"/>
    </style:style>
    <style:style style:name="T124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25" style:parent-style-name="SourceText" style:family="text">
      <style:text-properties style:font-name="Menlo, Monaco, Consolas, 'Andal" fo:font-weight="bold" style:font-weight-asian="bold" fo:color="#175199" fo:font-size="14pt" style:font-size-asian="14pt"/>
    </style:style>
    <style:style style:name="T126" style:parent-style-name="SourceText" style:family="text">
      <style:text-properties style:font-name="Menlo, Monaco, Consolas, 'Andal" fo:font-weight="bold" style:font-weight-asian="bold" fo:color="#121212" fo:font-size="14pt" style:font-size-asian="14pt"/>
    </style:style>
    <style:style style:name="T127" style:parent-style-name="SourceText" style:family="text">
      <style:text-properties style:font-name="Menlo, Monaco, Consolas, 'Andal" fo:color="#121212" fo:font-size="14pt" style:font-size-asian="14pt"/>
    </style:style>
    <style:style style:name="P128" style:parent-style-name="Textbody" style:family="paragraph">
      <style:text-properties style:font-name-asian="apple-system, BlinkMacSystemFon" fo:font-weight="bold" style:font-weight-asian="bold" fo:color="#121212" fo:font-size="14pt" style:font-size-asian="14pt"/>
    </style:style>
    <style:style style:name="P129" style:parent-style-name="Textbody" style:family="paragraph">
      <style:text-properties style:font-name-asian="apple-system, BlinkMacSystemFon" fo:font-weight="bold" style:font-weight-asian="bold" fo:color="#121212" fo:font-size="14pt" style:font-size-asian="14pt"/>
    </style:style>
    <style:style style:name="P130" style:parent-style-name="PreformattedText" style:family="paragraph">
      <style:paragraph-properties fo:background-color="#F6F6F6"/>
    </style:style>
    <style:style style:name="T131" style:parent-style-name="SourceText" style:family="text">
      <style:text-properties style:font-name="Menlo, Monaco, Consolas, 'Andal" fo:color="#0084FF" fo:font-size="14pt" style:font-size-asian="14pt"/>
    </style:style>
    <style:style style:name="T132" style:parent-style-name="SourceText" style:family="text">
      <style:text-properties style:font-name="Menlo, Monaco, Consolas, 'Andal" fo:color="#121212" fo:font-size="14pt" style:font-size-asian="14pt"/>
    </style:style>
    <style:style style:name="P133" style:parent-style-name="PreformattedText" style:family="paragraph">
      <style:paragraph-properties fo:background-color="#F6F6F6"/>
    </style:style>
    <style:style style:name="T134" style:parent-style-name="SourceText" style:family="text">
      <style:text-properties style:font-name="Menlo, Monaco, Consolas, 'Andal" fo:color="#121212" fo:font-size="14pt" style:font-size-asian="14pt"/>
    </style:style>
    <style:style style:name="P135" style:parent-style-name="Textbody" style:family="paragraph">
      <style:text-properties style:font-name-asian="apple-system, BlinkMacSystemFon" fo:font-weight="bold" style:font-weight-asian="bold" fo:color="#121212" fo:font-size="14pt" style:font-size-asian="14pt"/>
    </style:style>
    <style:style style:name="P136" style:parent-style-name="Textbody" style:family="paragraph">
      <style:text-properties style:font-name-asian="apple-system, BlinkMacSystemFon" fo:font-weight="bold" style:font-weight-asian="bold" fo:color="#121212" fo:font-size="14pt" style:font-size-asian="14pt"/>
    </style:style>
    <style:style style:name="P137" style:parent-style-name="PreformattedText" style:family="paragraph">
      <style:paragraph-properties fo:background-color="#F6F6F6"/>
    </style:style>
    <style:style style:name="T138" style:parent-style-name="SourceText" style:family="text">
      <style:text-properties style:font-name="Menlo, Monaco, Consolas, 'Andal" fo:color="#121212" fo:font-size="14pt" style:font-size-asian="14pt"/>
    </style:style>
    <style:style style:name="P139" style:parent-style-name="PreformattedText" style:family="paragraph">
      <style:paragraph-properties fo:background-color="#F6F6F6"/>
    </style:style>
    <style:style style:name="T140" style:parent-style-name="SourceText" style:family="text">
      <style:text-properties style:font-name="Menlo, Monaco, Consolas, 'Andal" fo:font-style="italic" style:font-style-asian="italic" fo:color="#999999" fo:font-size="14pt" style:font-size-asian="14pt"/>
    </style:style>
    <style:style style:name="P141" style:parent-style-name="PreformattedText" style:family="paragraph">
      <style:paragraph-properties fo:background-color="#F6F6F6"/>
    </style:style>
    <style:style style:name="P142" style:parent-style-name="PreformattedText" style:family="paragraph">
      <style:paragraph-properties fo:background-color="#F6F6F6"/>
    </style:style>
    <style:style style:name="T143" style:parent-style-name="SourceText" style:family="text">
      <style:text-properties style:font-name="Menlo, Monaco, Consolas, 'Andal" fo:color="#121212" fo:font-size="14pt" style:font-size-asian="14pt"/>
    </style:style>
  </office:automatic-styles>
  <office:body>
    <office:text text:use-soft-page-breaks="true">
      <text:p text:style-name="P1">一. ROS_Melodic安装——ubuntu18.04</text:p>
      <text:p text:style-name="Standard"/>
      <text:p text:style-name="Standard">1.ubuntu16.04与ros_kinetic匹配，<text:s/>ubuntu18.04与<text:s/>ros_melodic匹配</text:p>
      <text:p text:style-name="Standard">2.按照官网链接安装melodic：<text:a xlink:href="http://wiki.ros.org/melodic/Installation/Ubuntu" office:target-frame-name="_top" xlink:show="replace">http://wiki.ros.org/melodic/Installation/Ubuntu</text:a></text:p>
      <text:p text:style-name="Standard">3.sudo rosdep init<text:s/>报错解决：</text:p>
      <text:p text:style-name="Standard"><text:tab/><text:a xlink:href="https://blog.csdn.net/wjjwangde/article/details/109808371" office:target-frame-name="_top" xlink:show="replace">https://blog.csdn.net/wjjwangde/article/details/109808371</text:a></text:p>
      <text:p text:style-name="Standard">4.</text:p>
      <text:p text:style-name="Standard"/>
      <text:p text:style-name="Standard"/>
      <text:p text:style-name="Standard"/>
      <text:p text:style-name="P2">二.Azure Kinect SDK<text:s/>安装<text:s text:c="6"/>支持的操作系统为Ubuntu18.04</text:p>
      <text:p text:style-name="Standard"/>
      <text:p text:style-name="Standard">1.使用apt方式安装<text:s/>（看到有的博客是用源码编译的方式进行安装的）</text:p>
      <text:p text:style-name="Standard">1.1<text:s/>先配置Microsoft的包存储库</text:p>
      <text:p text:style-name="Textbody"><text:span text:style-name="T3"><text:tab/>curl -sSL https://packages.microsoft.com/keys/microsoft.asc | sudo apt-key add -</text:span></text:p>
      <text:p text:style-name="Textbody"><text:span text:style-name="T4"><text:tab/>sudo apt-add-repository<text:s/></text:span><text:a xlink:href="https://packages.microsoft.com/ubuntu/18.04/prod" office:target-frame-name="_top" xlink:show="replace"><text:span text:style-name="SourceText">https://packages.mi</text:span><text:span text:style-name="SourceText">crosoft.com/ubuntu/18.04/prod</text:span></text:a></text:p>
      <text:p text:style-name="P5"><text:span text:style-name="T6"><text:tab/>sudo apt-get update</text:span></text:p>
      <text:p text:style-name="P7"/>
      <text:p text:style-name="P8"><text:span text:style-name="T9"><text:tab/></text:span><text:span text:style-name="T10">官网链接：</text:span><text:a xlink:href="https://docs.microsoft.com/zh-cn/windows-server/administration/linux-package-repository-for-microsoft-software" office:target-frame-name="_top" xlink:show="replace"><text:span text:style-name="SourceText">https://docs.microsoft.com/zh-cn/windows-server/administration/linux-p</text:span><text:span text:style-name="SourceText">ackage-repository-for-microsoft-software</text:span></text:a></text:p>
      <text:p text:style-name="Standard"/>
      <text:p text:style-name="Standard">1.2<text:s/>安装SDK</text:p>
      <text:p text:style-name="Standard"/>
      <text:p text:style-name="Textbody"><text:span text:style-name="T11"><text:tab/>sudo apt install k4a-tools</text:span></text:p>
      <text:p text:style-name="P12"><text:span text:style-name="T13"><text:tab/>sudo apt install libk4a1.1-dev</text:span></text:p>
      <text:p text:style-name="Standard"><text:tab/>官网链接：<text:a xlink:href="https://docs.microsoft.com/zh-cn/azure/Kinect-dk/sensor-sdk-download" office:target-frame-name="_top" xlink:show="replace">https://docs.microsoft.com/zh-cn/azure/Kinect-dk/sensor-sdk-download</text:a></text:p>
      <text:p text:style-name="Standard"/>
      <text:p text:style-name="Standard"><text:tab/><text:span text:style-name="T14">sudo apt install libk4a1.4-dev</text:span></text:p>
      <text:p text:style-name="Standard"><text:span text:style-name="T15"><text:tab/>home</text:span><text:span text:style-name="T16">目录</text:span></text:p>
      <text:p text:style-name="Standard"><text:span text:style-name="T17"><text:tab/>git clone -b v1.4.0<text:s/></text:span><text:a xlink:href="https://github.com/microsoft/Azure-Kinect-Sensor-SDK.git" office:target-frame-name="_top" xlink:show="replace">https://github.com/microsoft/Azure-Kinect-Sensor-SDK.git</text:a></text:p>
      <text:p text:style-name="Standard"/>
      <text:p text:style-name="Standard"><text:span text:style-name="T18"><text:tab/></text:span><text:span text:style-name="T19">下载依赖项：在</text:span><text:span text:style-name="T20">~/Azure-Kinect-Sensor-SDK/scripts/docker<text:s/></text:span><text:span text:style-name="T21">路径下找到</text:span><text:span text:style-name="T22">setup-ubuntu.sh</text:span><text:span text:style-name="T23">文件，右击</text:span><text:span text:style-name="T24">-&gt;</text:span><text:span text:style-name="T25">属性</text:span><text:span text:style-name="T26">-&gt;</text:span><text:span text:style-name="T27">权限</text:span><text:span text:style-name="T28">-&gt;</text:span><text:span text:style-name="T29"><text:line-break/></text:span><text:span text:style-name="T30">勾选允许作为程序执行文件</text:span></text:p>
      <text:p text:style-name="Standard"><text:span text:style-name="T31"><text:tab/>cd /Azure-Kinect-Sensor-SDK/scripts/docker</text:span></text:p>
      <text:p text:style-name="Standard"/>
      <text:p text:style-name="Standard"><text:span text:style-name="T32"><text:tab/>sudo chmod 777 setup-ubuntu.sh</text:span></text:p>
      <text:p text:style-name="Standard"/>
      <text:p text:style-name="Standard"><text:span text:style-name="T33"><text:tab/>sudo sh setup-ubuntu.sh</text:span></text:p>
      <text:p text:style-name="Standard"><text:span text:style-name="T34"><text:tab/></text:span></text:p>
      <text:p text:style-name="Standard"><text:span text:style-name="T35"><text:tab/></text:span><text:span text:style-name="T36">出现了一个</text:span><text:span text:style-name="T37">Syntax error: “(” unexpected<text:s/></text:span><text:span text:style-name="T38">的报错，通过以下命令解决</text:span></text:p>
      <text:p text:style-name="Standard"><text:span text:style-name="T39"><text:tab/>sudo dpkg-reconfigure dash <text:s text:c="2"/></text:span><text:span text:style-name="T40">选择</text:span><text:span text:style-name="T41">NO</text:span><text:span text:style-name="T42">就行</text:span></text:p>
      <text:p text:style-name="Standard"/>
      <text:p text:style-name="Standard"/>
      <text:p text:style-name="Standard"/>
      <text:p text:style-name="Standard">1.3<text:s/>运行k4aiewer进行安装测试</text:p>
      <text:p text:style-name="Standard"><text:tab/>sudo k4aviewer</text:p>
      <text:p text:style-name="Standard"/>
      <text:p text:style-name="Standard">1.4<text:s/>取消root权限启动</text:p>
      <text:p text:style-name="Standard"><text:tab/>下载99-k4a.rules文件，并将其复制到/etc/udev/rules.d/<text:s/>目录中</text:p>
      <text:p text:style-name="Standard"><text:span text:style-name="T43"><text:tab/>sudo<text:s/></text:span><text:span text:style-name="T44">cp scripts/99-k4a.rules <text:s/>/etc/udev/rules.d/.</text:span></text:p>
      <text:p text:style-name="Standard"><text:span text:style-name="T45"><text:tab/>99-k4a.rules</text:span><text:span text:style-name="T46">链接</text:span><text:span text:style-name="T47"><text:s/></text:span><text:a xlink:href="https://github.com/microsoft/Azure-Kinect-Sensor-SDK/blob/develop/scripts/99-k4a.rules" office:target-frame-name="_top" xlink:show="replace">https://github.com/microsoft/Azure-Kinect-Sensor-SDK/blob/develop/scripts/99-k4a.rules</text:a></text:p>
      <text:p text:style-name="P48"/>
      <text:p text:style-name="P49"/>
      <text:p text:style-name="P50"/>
      <text:p text:style-name="P51">三. ROS packet安装使用</text:p>
      <text:p text:style-name="P52"/>
      <text:p text:style-name="Textbody"><text:span text:style-name="T53">1.<text:s/></text:span><text:span text:style-name="T54">下载</text:span><text:span text:style-name="T55"><text:s/></text:span><text:span text:style-name="T56">package</text:span></text:p>
      <text:p text:style-name="P57"><text:span text:style-name="T58">cd</text:span><text:span text:style-name="T59"><text:s/>catkin_ws/src</text:span></text:p>
      <text:p text:style-name="P60"><text:span text:style-name="T61">git clone https://github.com/microsoft/Azure_Kinect_ROS_Driver.git</text:span></text:p>
      <text:p text:style-name="P62"/>
      <text:p text:style-name="P63"/>
      <text:p text:style-name="Textbody"><text:span text:style-name="T64">2.</text:span><text:span text:style-name="T65">修改</text:span><text:span text:style-name="T66"><text:s/></text:span><text:span text:style-name="T67">k4a_ros_device.h</text:span></text:p>
      <text:p text:style-name="Textbody"><text:span text:style-name="T68">路径：</text:span><text:span text:style-name="T69">Azure_Kinect_ROS_Driver/include/azure_kinect_ros_driver/k4a_ros_device.h</text:span></text:p>
      <text:p text:style-name="P70"><text:span text:style-name="T71"><text:s text:c="2"/></text:span><text:span text:style-name="T72">// Last capture timestamp for synchronizing playback capture and imu<text:s/></text:span><text:span text:style-name="T73">thread</text:span></text:p>
      <text:p text:style-name="P74"><text:span text:style-name="T75"><text:s text:c="7"/></text:span><text:span text:style-name="T76">-</text:span><text:span text:style-name="T77"><text:s text:c="4"/>std</text:span><text:span text:style-name="T78">::</text:span><text:span text:style-name="T79">atomic_int64_t last_capture_time_usec_;</text:span></text:p>
      <text:p text:style-name="P80"><text:span text:style-name="T81"><text:s text:c="7"/></text:span><text:span text:style-name="T82">+</text:span><text:span text:style-name="T83"><text:s text:c="4"/>std</text:span><text:span text:style-name="T84">::</text:span><text:span text:style-name="T85">atomic</text:span><text:span text:style-name="T86">&lt;</text:span><text:span text:style-name="T87">int64_t</text:span><text:span text:style-name="T88">&gt;</text:span><text:span text:style-name="T89"><text:s/>last_capture_time_usec_;</text:span></text:p>
      <text:p text:style-name="P90"><text:span text:style-name="T91"><text:s/></text:span></text:p>
      <text:p text:style-name="P92"><text:span text:style-name="T93"><text:s text:c="2"/></text:span><text:span text:style-name="T94">// Last imu timestamp for synchronizing playback capture and imu thread</text:span></text:p>
      <text:p text:style-name="P95"><text:span text:style-name="T96"><text:s text:c="7"/></text:span><text:span text:style-name="T97">-</text:span><text:span text:style-name="T98"><text:s text:c="4"/>std</text:span><text:span text:style-name="T99">::</text:span><text:span text:style-name="T100">atomic_uint64_t last_imu_time_usec_;</text:span></text:p>
      <text:p text:style-name="P101"><text:span text:style-name="T102"><text:s text:c="4"/></text:span><text:span text:style-name="T103"><text:s text:c="3"/></text:span><text:span text:style-name="T104">-</text:span><text:span text:style-name="T105"><text:s text:c="4"/>std</text:span><text:span text:style-name="T106">::</text:span><text:span text:style-name="T107">atomic_bool imu_stream_end_of_file_;</text:span></text:p>
      <text:p text:style-name="P108"><text:span text:style-name="T109"><text:s text:c="7"/></text:span><text:span text:style-name="T110">+</text:span><text:span text:style-name="T111"><text:s text:c="4"/>std</text:span><text:span text:style-name="T112">::</text:span><text:span text:style-name="T113">atomic</text:span><text:span text:style-name="T114">&lt;</text:span><text:span text:style-name="T115">uint64_t</text:span><text:span text:style-name="T116">&gt;</text:span><text:span text:style-name="T117"><text:s/>last_imu_time_usec_;</text:span></text:p>
      <text:p text:style-name="P118"><text:span text:style-name="T119"><text:s text:c="7"/></text:span><text:span text:style-name="T120">+</text:span><text:span text:style-name="T121"><text:s text:c="4"/>std</text:span><text:span text:style-name="T122">::</text:span><text:span text:style-name="T123">atomic</text:span><text:span text:style-name="T124">&lt;</text:span><text:span text:style-name="T125">bool</text:span><text:span text:style-name="T126">&gt;</text:span><text:span text:style-name="T127"><text:s/>imu_stream_end_of_file_;</text:span></text:p>
      <text:p text:style-name="P128"/>
      <text:p text:style-name="P129">3.编译</text:p>
      <text:p text:style-name="P130"><text:span text:style-name="T131">cd</text:span><text:span text:style-name="T132"><text:s/>catkin_ws</text:span></text:p>
      <text:p text:style-name="P133"><text:span text:style-name="T134">catkin_make</text:span></text:p>
      <text:p text:style-name="P135"/>
      <text:p text:style-name="P136">4.测试</text:p>
      <text:p text:style-name="P137"><text:span text:style-name="T138">roslaunch azure_kinect_ros_driver driver.launch</text:span></text:p>
      <text:p text:style-name="P139"><text:span text:style-name="T140"># Global Fixed Frame: rgb_camera_link</text:span></text:p>
      <text:p text:style-name="P141"/>
      <text:p text:style-name="P142"><text:span text:style-name="T143">rostopic list</text:span></text:p>
      <text:p text:style-name="Textbody"><text:line-break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OpenSymbol" style:font-charset="x-symbol" svg:font-family="OpenSymbol" style:font-family-generic="system"/>
    <style:font-face style:name="SFMono-Regular, Consolas, 'Libe" svg:font-family="SFMono-Regular, Consolas, 'Libe" style:font-family-generic="system"/>
    <style:font-face style:name="Source Code Pro" svg:font-family="Source Code Pro" style:font-family-generic="system"/>
    <style:font-face style:name="apple-system, 'SF UI Text', Ari" svg:font-family="apple-system, 'SF UI Text', Ari" style:font-family-generic="system"/>
    <style:font-face style:name="apple-system, BlinkMacSystemFon" svg:font-family="apple-system, BlinkMacSystemFon" style:font-family-generic="system"/>
    <style:font-face style:name="Menlo, Monaco, Consolas, 'Andal" svg:font-family="Menlo, Monaco, Consolas, 'Andal" style:font-family-generic="system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ww</dc:creator>
    <meta:creation-date>2020-12-22T20:19:00Z</meta:creation-date>
    <dc:date>2023-02-24T06:34:00Z</dc:date>
    <meta:template xlink:href="Normal.dotm" xlink:type="simple"/>
    <meta:editing-cycles>13</meta:editing-cycles>
    <meta:editing-duration>PT12600S</meta:editing-duration>
    <meta:document-statistic meta:page-count="3" meta:paragraph-count="5" meta:word-count="433" meta:character-count="2897" meta:row-count="20" meta:non-whitespace-character-count="2469"/>
  </office:meta>
</office:document-meta>
</file>